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599" officeooo:paragraph-rsid="00076599"/>
    </style:style>
    <style:style style:name="P2" style:family="paragraph" style:parent-style-name="Standard">
      <style:text-properties officeooo:rsid="0008afba" officeooo:paragraph-rsid="0008afba"/>
    </style:style>
    <style:style style:name="P3" style:family="paragraph" style:parent-style-name="Standard">
      <style:text-properties officeooo:rsid="0008afba" officeooo:paragraph-rsid="0008f8de"/>
    </style:style>
    <style:style style:name="P4" style:family="paragraph" style:parent-style-name="Standard">
      <style:text-properties officeooo:rsid="0008f8de" officeooo:paragraph-rsid="0008f8de"/>
    </style:style>
    <style:style style:name="P5" style:family="paragraph" style:parent-style-name="Standard">
      <style:text-properties officeooo:rsid="000a8cb4" officeooo:paragraph-rsid="000a8cb4"/>
    </style:style>
    <style:style style:name="P6" style:family="paragraph" style:parent-style-name="Standard">
      <style:text-properties officeooo:rsid="000a8cb4" officeooo:paragraph-rsid="000e4905"/>
    </style:style>
    <style:style style:name="P7" style:family="paragraph" style:parent-style-name="Standard">
      <style:text-properties officeooo:rsid="000bf71c" officeooo:paragraph-rsid="000bf71c"/>
    </style:style>
    <style:style style:name="T1" style:family="text">
      <style:text-properties officeooo:rsid="00076599"/>
    </style:style>
    <style:style style:name="T2" style:family="text">
      <style:text-properties officeooo:rsid="0008afba"/>
    </style:style>
    <style:style style:name="T3" style:family="text">
      <style:text-properties officeooo:rsid="0008f8de"/>
    </style:style>
    <style:style style:name="T4" style:family="text">
      <style:text-properties officeooo:rsid="000a8cb4"/>
    </style:style>
    <style:style style:name="T5" style:family="text">
      <style:text-properties officeooo:rsid="000bf71c"/>
    </style:style>
    <style:style style:name="T6" style:family="text">
      <style:text-properties officeooo:rsid="000e49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 Marion,</text:p>
      <text:p text:style-name="Standard">J'espère que <text:span text:style-name="T1">tu vas bien.</text:span></text:p>
      <text:p text:style-name="P1">Que tes projets progresse selon ton souhait.</text:p>
      <text:p text:style-name="P1">Je suis admiratif de tes démarches et façon à lequel tu dirige l’entreprise.</text:p>
      <text:p text:style-name="P3"><text:span text:style-name="T3">J’aime bien idée de travailler en méthode Agile présenté par Flavien vendredi dernier, je pense que ça peux améliorer notre travail d’équipe.</text:span></text:p>
      <text:p text:style-name="P2">Cela me motive de donner le meilleur de moi même pour Aidodys et pour bien réussir mon titre Pro fin juillet de cette année. Le reste du temps je consacre à préparer mon mariage pour cette printemps/été. Les choses avance bien, <text:span text:style-name="T3">merci</text:span>.</text:p>
      <text:p text:style-name="P7">La constitution du dossier de mariage impose des documents administratifs, dont certains obligent que je me déplace dans la commune de naissance en Pologne.</text:p>
      <text:p text:style-name="P7"><text:span text:style-name="T2">C’est beaucoup plus facile de se marier en Angleterre, mais on est en France et on est content.</text:span></text:p>
      <text:p text:style-name="P2">Pour certains document je doit me présenter personnellement dans des <text:span text:style-name="T3">offices comme Consulat de la Pologne.</text:span></text:p>
      <text:p text:style-name="P4">Pour cela je voulais demander un arrangement du temps du mon travail pour <text:span text:style-name="T5">mardi</text:span> le 5 février ou j’ai un rdv pour le 9h et une journée entier pour <text:span text:style-name="T5">vendredi</text:span> le 22 février.</text:p>
      <text:p text:style-name="P4">J<text:span text:style-name="T4">e serai disposé à travailler à d’autres créneaux horaires pour compenser mes absences de 5/02 et le 22/02.</text:span></text:p>
      <text:p text:style-name="P6"><text:span text:style-name="T6">En </text:span>attend ta réponse, Merci infiniment pour ta compréhension et bienveillance.</text:p>
      <text:p text:style-name="P5"/>
      <text:p text:style-name="P5"/>
      <text:p text:style-name="P5">Cordial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5:46:47.992867499</meta:creation-date>
    <dc:date>2019-01-28T22:53:20.368194796</dc:date>
    <meta:editing-duration>PT1H25M55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212" meta:character-count="1258" meta:non-whitespace-character-count="1059"/>
  </office:meta>
</office:document-meta>
</file>